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paragraph-rsid="0002c9d6" style:font-size-asian="14pt" style:font-size-complex="14pt"/>
    </style:style>
    <style:style style:name="P7" style:family="paragraph" style:parent-style-name="Standard">
      <style:text-properties fo:font-size="14pt" officeooo:rsid="0029e5c1" officeooo:paragraph-rsid="0029e5c1" style:font-size-asian="14pt" style:font-size-complex="14pt"/>
    </style:style>
    <style:style style:name="T1"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2" style:family="text">
      <style:text-properties style:text-position="0% 100%" style:font-name="Liberation Serif" fo:font-style="normal" fo:font-weight="normal" officeooo:rsid="0029e5c1" style:font-name-asian="DejaVu Sans" style:font-size-asian="12.25pt" style:font-style-asian="normal" style:font-weight-asian="normal" style:font-name-complex="Lohit Hindi" style:font-style-complex="normal" style:font-weight-complex="normal"/>
    </style:style>
    <style:style style:name="T3" style:family="text">
      <style:text-properties style:text-position="super 58%"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4" style:family="text">
      <style:text-properties officeooo:rsid="00071e00"/>
    </style:style>
    <style:style style:name="T5" style:family="text">
      <style:text-properties officeooo:rsid="0029e5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5">Linear Functions</text:span>.</text:p>
      <text:p text:style-name="P1">Richard Parker <text:span text:style-name="T5">14.9</text:span>.201<text:span text:style-name="T4">6</text:span></text:p>
      <text:p text:style-name="P4"/>
      <text:p text:style-name="P5">Section 1 – Introduction</text:p>
      <text:p text:style-name="P3"/>
      <text:p text:style-name="P6">Th<text:span text:style-name="T2">is is a developing specification document for the linear functions module. <text:s/>This module provides a multiplication function over arbitrary fields based on extracting the coefficients of an extension field, performing linear functions on them, multiplying the resultant matrices over the ground field, performing linear functions on the result and finally assembling the answer back into the extension field.</text:span></text:p>
      <text:p text:style-name="P6"><text:span text:style-name="T2"/></text:p>
      <text:p text:style-name="P7"><text:span text:style-name="T1">The first stage is to take a matrix over an extension field of order q = p</text:span><text:span text:style-name="T3">d</text:span><text:span text:style-name="T1"> and producing d matrices over the ground field, being the coefficients of 1, x, x</text:span><text:span text:style-name="T3">2</text:span><text:span text:style-name="T1"> etc. in the original matrix. <text:s/>Initially this is done by calling DUnpak to get the extension field entries, and then a loop iterated d times, each dividing the element by p, and subtracting p times this to get each entry in turn. <text:s/>A (private) routine PPak is part of the linf module to put the resulting elements mod p into the ground-field matrix as the standard ones work over the extension field.</text:span></text:p>
      <text:p text:style-name="P7"><text:span text:style-name="T1"/></text:p>
      <text:p text:style-name="P7"><text:span text:style-name="T1">Each set of rows is made in turn, and then linear functions performed on the rows, so as to be cache-friendly. <text:s/>This takes the form of an interpreted program with “instructions” like multiply row x by e and add it into row y. <text:s/>Initially this program will be produced by hand, although later it should be possible to minimize the amount of data needed to drive this step.</text:span></text:p>
      <text:p text:style-name="P7"><text:span text:style-name="T1"/></text:p>
      <text:p text:style-name="P7"><text:span text:style-name="T1">The matrices are then multiplied pairwise using the “Slab” interface. <text:s/>If the HPMI is not in use, it is not clear whether this will be that much faster, but with the HPMI (which only exists for prime fields) the overall improvement should be considerable.</text:span></text:p>
      <text:p text:style-name="P7"><text:span text:style-name="T1"/></text:p>
      <text:p text:style-name="P7"><text:span text:style-name="T1">A similar stage of linear forms are then performed to get the coefficients of the answer matrix – again initially produced by hand.</text:span></text:p>
      <text:p text:style-name="P7"><text:span text:style-name="T1"/></text:p>
      <text:p text:style-name="P7"><text:span text:style-name="T1">Finally the rows are recombined to make the resultant matrix over the extension field. <text:s/>This will initially involve a PUnpak routine to get entries out of the ground-field matrix, and these are combined my multiplication by powers of p to make the extension field entries, which will be put back in place using DPak.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9-14T20:25:53.720962809</dc:date>
    <meta:editing-duration>P4DT48M33S</meta:editing-duration>
    <meta:editing-cycles>384</meta:editing-cycles>
    <meta:generator>LibreOffice/5.1.4.2$Linux_X86_64 LibreOffice_project/10m0$Build-2</meta:generator>
    <meta:printed-by>User </meta:printed-by>
    <meta:print-date>2012-07-06T16:23:45</meta:print-date>
    <meta:document-statistic meta:table-count="0" meta:image-count="0" meta:object-count="0" meta:page-count="1" meta:paragraph-count="10" meta:word-count="359" meta:character-count="2114" meta:non-whitespace-character-count="1754"/>
  </office:meta>
</office:document-meta>
</file>